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Fedex Day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Vine Busu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svan Marcel</meta:initial-creator>
    <meta:creation-date>2014-03-14T19:25:49</meta:creation-date>
    <meta:generator>LibreOffice/3.5$Linux_X86_64 LibreOffice_project/350m1$Build-2</meta:generator>
    <dc:date>2014-03-14T19:27:00</dc:date>
    <dc:creator>Casvan Marcel</dc:creator>
    <meta:editing-duration>PT2S</meta:editing-duration>
    <meta:editing-cycles>2</meta:editing-cycles>
    <meta:document-statistic meta:object-count="25"/>
  </office:meta>
</office:document-meta>
</file>